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a2e60" officeooo:paragraph-rsid="000b13ab"/>
    </style:style>
    <style:style style:name="P3" style:family="paragraph" style:parent-style-name="Standard">
      <style:paragraph-properties fo:text-align="start" style:justify-single-word="false"/>
      <style:text-properties officeooo:rsid="001a2e60" officeooo:paragraph-rsid="000e0a84"/>
    </style:style>
    <style:style style:name="P4" style:family="paragraph" style:parent-style-name="Standard">
      <style:paragraph-properties fo:text-align="start" style:justify-single-word="false"/>
      <style:text-properties officeooo:rsid="001a2e60" officeooo:paragraph-rsid="00108189"/>
    </style:style>
    <style:style style:name="T1" style:family="text">
      <style:text-properties officeooo:rsid="00053954"/>
    </style:style>
    <style:style style:name="T2" style:family="text">
      <style:text-properties officeooo:rsid="000b2f7b"/>
    </style:style>
    <style:style style:name="T3" style:family="text">
      <style:text-properties officeooo:rsid="000fde9f"/>
    </style:style>
    <style:style style:name="T4" style:family="text">
      <style:text-properties officeooo:rsid="00127a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Universal Basic Income: A Solution to Automation-Driven Inequality?</text:span></text:p>
      <text:p text:style-name="P1"/>
      <text:p text:style-name="P2"><text:tab/>There are roughly 150 million <text:span text:style-name="T1">total</text:span> jobs in the USA. Unfortunately, the robots are coming, and that’s about to change. Over 45% of these 150 million jobs – in every sector, machining, medical, retail, business – are on the brink of being automated by faster, better, smarter computers and robot<text:span text:style-name="T1">s.</text:span> Even highly educated workers like radiologists are at risk of being replaced, with deep learning startup Enlitic’s newest algorithm easily identifying anomalies in a CT scan. And it does so faster, cheaper, and over 50% better than expert radiologists. <text:span text:style-name="T1">Looking at the current situation of economic equality in America, we aren’t in a great place. And with advanced robotics only generating wealth for those who can afford them, we’re on a perilous path. However, these is an economic system that can remedy this, one that’s not only not as extreme as communism and socialism, but that also encourages innovation, provides social security nets, is more efficient than the welfare system, and can in fact be implemented today, in its current state. That economic system is known as Universal Basic Income, or Guaranteed Basic Income. The idea behind UBI is to eliminate all existing need-based welfare systems, and instead provide every single adult citizen a flat sum of money every month, regardless of need, want, or socioeconomic status. No matter whether one’s net worth is $7 or $7 billion, they would expect to receive a flat sum of money per year, enough to live on, in straight cash. This would not only provide a safety net in the face of job loss, but also encourage innovation, entrepreneurship, and creativity through a comprehensive safety net. Faced with the onset of higher level automation, job loss, and growing inequality in today’s world, the concept of a universal basic income is not just enticing, but feasible.</text:span></text:p>
      <text:p text:style-name="P3"><text:tab/><text:span text:style-name="T2">First, it is important to dispel the notion that redistributing the wealth for a UBI would hurt the economy. In fact, many economists say otherwise, and the solution isn’t even that complicated. First up, the US spends roughly 1 trillion on welfare (todo: cite </text:span><text:a xlink:type="simple" xlink:href="http://www.heritage.org/research/testimony/2012/05/examining-the-means-tested-welfare-state" text:style-name="Internet_20_link" text:visited-style-name="Visited_20_Internet_20_Link"><text:span text:style-name="T2">http://www.heritage.org/research/testimony/2012/05/examining-the-means-tested-welfare-state</text:span></text:a><text:span text:style-name="T2">, </text:span><text:a xlink:type="simple" xlink:href="https://object.cato.org/sites/cato.org/files/pubs/pdf/PA694.pdf" text:style-name="Internet_20_link" text:visited-style-name="Visited_20_Internet_20_Link"><text:span text:style-name="T2">https://object.cato.org/sites/cato.org/files/pubs/pdf/PA694.pdf</text:span></text:a><text:span text:style-name="T2">). That alone is enough to provide every US citizen over 18 with roughly $4.1k/yr. If we were to additionally abolish tax expenditures, the personal exemption, and social security (as UBI is a replacement), the total is brought to roughly $7.1k/yr (todo: cite </text:span><text:a xlink:type="simple" xlink:href="http://www.economonitor.com/dolanecon/2014/01/13/could-we-afford-a-universal-basic-income/" text:style-name="Internet_20_link" text:visited-style-name="Visited_20_Internet_20_Link"><text:span text:style-name="T2">http://www.economonitor.com/dolanecon/2014/01/13/could-we-afford-a-universal-basic-income/</text:span></text:a><text:span text:style-name="T2">). This is a strong beginning, enough to benefit most citizens, and provide a modest safety net, all without raising any taxes. Now, with a small to modest raise in taxes accompanied by a carbon, land, and consumption tax (all economically progressive), it would be almost trivial to implement a comprehensive UBI for all citizens. Through this, we can see that, contrary to its biggest criticusm, a universal basic income is economically compatible and feasible with today’s US economy.</text:span></text:p>
      <text:p text:style-name="P4"><text:tab/><text:span text:style-name="T3">Next, let’s look at the primary role of a UBI: reducing economic inequality. Right away, we can extrapolate from other countries that a UBI would almost immediately reduce economic inequality; countries with a higher amount of social services and welfare have a lower Gini coefficient, the economic measure of inequality (“Sighing for paradise to come; Universal basic incomes,” The Economist). In essence, this shows that a UBI would adeptly reduce the inequality only growing larger in our society. As well, a UBI is one of the only current, strong plans of wealth redistribution. As the reach of automation and robotics grows larger, more and more material weal will be created by non-humans, effectively for free. Such wealth would only go to the upper echelons of the economy – those who could afford the means of production in the first place – but not necessarily with UBI (todo: cite https://www.ssc.wisc.edu/~wright/Redesigning%20Distribution%20v1.pdf). A portion of those wealths would be redistributed to ensure that, at the very least, all citizens have sufficient economic wealth to easily survive. Given this research and evidence, it’s apparent that a UBI is a strong economic regularizer, </text:span></text:p>
      <text:p text:style-name="P4"><text:tab/><text:span text:style-name="T4">However, the most important tenant of a UBI has yet to be sa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22:06:33.902897748</meta:creation-date>
    <dc:date>2017-01-26T01:38:58.939276816</dc:date>
    <meta:editing-duration>PT50M41S</meta:editing-duration>
    <meta:editing-cycles>4</meta:editing-cycles>
    <meta:generator>LibreOffice/5.2.4.2.0$Linux_X86_64 LibreOffice_project/20m0$Build-2</meta:generator>
    <meta:document-statistic meta:table-count="0" meta:image-count="0" meta:object-count="0" meta:page-count="1" meta:paragraph-count="5" meta:word-count="674" meta:character-count="4423" meta:non-whitespace-character-count="3744"/>
  </office:meta>
</office:document-meta>
</file>